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rebuchet M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rebuchet M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rebuchet MS" fo:font-size="15pt" style:text-underline-style="none" fo:font-weight="normal" style:font-size-asian="15pt" style:font-weight-asian="normal" style:font-size-complex="15pt" style:font-weight-complex="normal"/>
    </style:style>
    <style:style style:name="P4" style:family="paragraph" style:parent-style-name="Standard">
      <style:paragraph-properties fo:text-align="center" style:justify-single-word="false"/>
      <style:text-properties style:font-name="Trebuchet MS" fo:font-size="15pt" style:text-underline-style="none"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style:font-name="Trebuchet M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style:font-name="Trebuchet M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Trebuchet MS" fo:font-size="13pt" style:text-underline-style="solid" style:text-underline-width="auto" style:text-underline-color="font-color" fo:font-weight="normal" style:font-size-asian="13pt" style:font-weight-asian="normal" style:font-size-complex="13pt"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ille Duquennoy</text:p>
      <text:p text:style-name="P3"/>
      <text:p text:style-name="P5"/>
      <text:p text:style-name="P5"/>
      <text:p text:style-name="P5">Compte-rendu d'ETIC – Web Design</text:p>
      <text:p text:style-name="P5"/>
      <text:p text:style-name="P7">Explication des choix graphiques</text:p>
      <text:p text:style-name="P4"/>
      <text:p text:style-name="P3"/>
      <text:p text:style-name="P3"/>
      <text:p text:style-name="P2">I- L'apparence et la charte graphique du site</text:p>
      <text:p text:style-name="P6"><text:span text:style-name="T2"/></text:p>
      <text:p text:style-name="P6"><text:span text:style-name="T2"><text:tab/>Le sujet du site, à savoir les intersexes, a déjà un drapeau existant, que l'on peut voir en fond (légèrement transparent afin de ne pas agresser les yeux). C'est pourquoi tout le site est construit autour de ses couleurs : le jaune et le violet.</text:span></text:p>
      <text:p text:style-name="P3"/>
      <text:p text:style-name="P3"/>
      <text:p text:style-name="P2">II- L'arbre des débats</text:p>
      <text:p text:style-name="P2"><text:span text:style-name="T1"/></text:p>
      <text:p text:style-name="P2"><text:span text:style-name="T1"><text:tab/>L'arbre des débats est le point central du site : Il est séparé en trois problématiques majeures, elles-mêmes constituées de plusieurs débats.</text:span></text:p>
      <text:p text:style-name="P2"><text:span text:style-name="T1"><text:tab/>Cet arbre des débats a donc deux formes : une avec trois branche pour les trois problématiques, et une version « zoomée », qui détaille tous les débats, et que l'utilisateur ne pourra pas voir en entier sur le site, mais dans laquelle il pourra se déplacer, à la manière de google maps.</text:span></text:p>
      <text:p text:style-name="P2"><text:span text:style-name="T1"><text:tab/>Cet arbre a été dessiné par moi-même : il a la forme et la couleur d'un réel arbre car c'est ce qui semble le plus naturel sans avoir une apparence trop simplifiée. Ses feuilles sont des bulles affichant le sujet du débat, elles sont violettes car comme précisé plus haut, il s'agit de l'une des couleurs représentant les intersexes. Cette visualistation permet à l'utilisateur de comprendre les débats existant mais aussi la proximité thématique entre les débats. En cliquant sur un des débats, un paragraphe apparaitra sur le côté, permettant de lire le texte tout en gardant l'accès à l'arbre. À la fin de ce texte un lien sera proposé pour enchaîner les débats dans un ordre logique qui lui sera proposé, permettant de suivre le genre de réflexion existant dans le thème.</text:span></text:p>
      <text:p text:style-name="P6"><text:span text:style-name="T1"/></text:p>
      <text:p text:style-name="P6"><text:span text:style-name="T1"/></text:p>
      <text:p text:style-name="P2">III- Les carte des acteurs</text:p>
      <text:p text:style-name="P2"><text:span text:style-name="T1"/></text:p>
      <text:p text:style-name="P2"><text:span text:style-name="T1"><text:tab/>La carte des acteurs est répartie en plusieurs cartes : à la fin de chaque problématique sera proposée une carte des acteurs correspondante. Une carte générale est disponible dans le menu de gauche du site, regroupant les trois cartes des problématiques.</text:span></text:p>
      <text:p text:style-name="P2"><text:span text:style-name="T1"><text:tab/>Ces cartes sont représentées sous forme de disque, où chaque acteur est associée à une couleur : violet pour les personnes intersexes, jaune pour les associations intersexe (toujours pour conserver les couleurs des personnes intersexes), bleu pour les chirurgiens, etc. J'ai tenté d'atribuer des couleurs différentes mais correspondant à la catégorie qu'elles représentaient.</text:span></text:p>
      <text:p text:style-name="P2"><text:span text:style-name="T1"><text:tab/>La forme de disque, ainsi que le regroupement par couleur permet de se rendre compte de l'importance mais surtout de l'implication des différents types d'acteurs dans </text:span><text:soft-page-break/><text:span text:style-name="T1">chaque débat. On se rendra compte par exemple que les chirurgiens et sociologues interviennent beaucoup dans le débat sur les opérations, mais très peu les personnes directement concernées que sont les intersexués.</text:span></text:p>
      <text:p text:style-name="P6"><text:span text:style-name="T1"/></text:p>
      <text:p text:style-name="P6"><text:span text:style-name="T1"/></text:p>
      <text:p text:style-name="P2">IV- Les timelines</text:p>
      <text:p text:style-name="P1"/>
      <text:p text:style-name="P1"><text:tab/>De la même façon que pour les cartes des acteurs, il y aura plusieurs timelines : une par problématique, ainsi qu'une dernière générale, dans laquelle on pourra différencier les évènements suivant la problématique de laquelle ils proviennent.</text:p>
      <text:p text:style-name="P1"><text:tab/>Les timelines, comme les cartes des acteurs, ont été faits via un site internet (timeline.knightlab.com et app.rawgraphs.io), ce qui n'a pas permis une grande marge de manœuvre dans les choix graphiques de chacun, en particulier pour les timelines, pour les choix de couleur par exemple.</text:p>
      <text:p text:style-name="P1"><text:tab/>Cependant, la version actuelle montre un certain nombre d'éléments : la visualistation de la timeline se centre automatiquement sur l'évènement sélectionné, et permet donc de supposer des conséquences (évènements les plus proches qui suivent), et des éléments déclencheurs (évènements les plus proches précédents) de l'évènement choisi. Il est également possible de zoomer/dézoomer, ce qui permet d'avoir une vue d'ensemble des évènements et de visualiser à partir de quand ce thème a commencé à faire débat, ou de se concentrer sur un événement particu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4:45:44.49</meta:creation-date>
    <dc:date>2017-06-08T15:56:07.58</dc:date>
    <meta:editing-duration>PT22H39M55S</meta:editing-duration>
    <meta:editing-cycles>11</meta:editing-cycles>
    <meta:generator>OpenOffice.org/3.4.1$Win32 OpenOffice.org_project/341m1$Build-9593</meta:generator>
    <meta:document-statistic meta:table-count="0" meta:image-count="0" meta:object-count="0" meta:page-count="2" meta:paragraph-count="17" meta:word-count="601" meta:character-count="3747"/>
  </office:meta>
</office:document-meta>
</file>